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verdana, sans-serif"/>
  </office:font-face-decls>
  <office:automatic-styles>
    <style:style style:name="P1" style:family="paragraph" style:parent-style-name="Heading_20_1" style:master-page-name="HTML">
      <style:paragraph-properties fo:margin-left="0cm" fo:margin-right="0cm"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Sql Documentazione</text:h>
      <text:h text:style-name="Heading_20_2" text:outline-level="2">Cos'è MSql</text:h>
      <text:p text:style-name="Text_20_body">MSql è un editor di testo che permette di scrivere comandi SQL e PL-SQL e interagire con i database Orac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arial" fo:font-family="arial, verdana, sans-serif" style:font-name-asian="arial" style:font-family-asian="arial, verdana, sans-serif" style:font-name-complex="arial" style:font-family-complex="arial, verdana, sans-seri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3" meta:word-count="24" meta:character-count="135" meta:non-whitespace-character-count="114"/>
    <meta:generator>LibreOffice/24.8.6.2$Windows_X86_64 LibreOffice_project/6d98ba145e9a8a39fc57bcc76981d1fb1316c60c</meta:generator>
  </office:meta>
</office:document-meta>
</file>